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51cm" table:align="margins" style:writing-mode="lr-tb"/>
    </style:style>
    <style:style style:name="Tabla2.A" style:family="table-column">
      <style:table-column-properties style:column-width="5.503cm" style:rel-column-width="2184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text-properties fo:language="es" fo:country="CO" style:language-complex="ar" style:country-complex="SA"/>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6" style:family="paragraph" style:parent-style-name="Text_20_body">
      <style:text-properties fo:language="es" fo:country="CO" style:language-complex="ar" style:country-complex="SA"/>
    </style:style>
    <style:style style:name="P7" style:family="paragraph" style:parent-style-name="Title">
      <style:paragraph-properties fo:text-align="end" style:justify-single-word="false"/>
      <style:text-properties fo:language="es" fo:country="CO" style:language-complex="ar" style:country-complex="SA"/>
    </style:style>
    <style:style style:name="P8" style:family="paragraph" style:parent-style-name="Title">
      <style:text-properties fo:font-size="14pt" fo:language="es" fo:country="CO" style:font-size-asian="14pt" style:language-complex="ar" style:country-complex="SA"/>
    </style:style>
    <style:style style:name="P9" style:family="paragraph" style:parent-style-name="Title">
      <style:paragraph-properties fo:break-before="page"/>
      <style:text-properties fo:language="es" fo:country="CO" style:language-complex="ar" style:country-complex="SA"/>
    </style:style>
    <style:style style:name="P10"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11"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12" style:family="paragraph" style:parent-style-name="Contents_20_3">
      <style:paragraph-properties>
        <style:tab-stops>
          <style:tab-stop style:position="2.822cm"/>
          <style:tab-stop style:position="16.51cm" style:type="right"/>
        </style:tab-stops>
      </style:paragraph-properties>
      <style:text-properties fo:language="es" fo:country="CO" style:language-complex="ar" style:country-complex="SA"/>
    </style:style>
    <style:style style:name="P13"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14"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15" style:family="paragraph" style:parent-style-name="Tabletext">
      <style:paragraph-properties style:snap-to-layout-grid="false"/>
      <style:text-properties fo:language="es" fo:country="CO" style:language-complex="ar" style:country-complex="SA"/>
    </style:style>
    <style:style style:name="P16" style:family="paragraph" style:parent-style-name="InfoBlue">
      <style:text-properties fo:language="es" fo:country="CO" style:language-complex="ar" style:country-complex="SA"/>
    </style:style>
    <style:style style:name="P17" style:family="paragraph" style:parent-style-name="InfoBlue">
      <style:text-properties fo:language="es" fo:country="CO" style:language-complex="ar" style:country-complex="SA"/>
    </style:style>
    <style:style style:name="P18" style:family="paragraph" style:parent-style-name="InfoBlue" style:list-style-name="WW8Num17">
      <style:text-properties fo:language="es" fo:country="CO" style:language-complex="ar" style:country-complex="SA"/>
    </style:style>
    <style:style style:name="P19" style:family="paragraph" style:parent-style-name="InfoBlue" style:list-style-name="WW8Num13">
      <style:text-properties fo:language="es" fo:country="CO" style:language-complex="ar" style:country-complex="SA"/>
    </style:style>
    <style:style style:name="P20" style:family="paragraph" style:parent-style-name="InfoBlue">
      <style:paragraph-properties fo:keep-together="always" fo:orphans="2" fo:widows="2"/>
      <style:text-properties fo:language="es" fo:country="CO" style:language-complex="ar" style:country-complex="SA"/>
    </style:style>
    <style:style style:name="P21" style:family="paragraph" style:parent-style-name="InfoBlue">
      <style:paragraph-properties fo:margin-left="1.295cm" fo:margin-right="0cm" fo:text-indent="0cm" style:auto-text-indent="false"/>
      <style:text-properties fo:color="#000000" fo:language="es" fo:country="CO" style:language-complex="ar" style:country-complex="SA"/>
    </style:style>
    <style:style style:name="P22" style:family="paragraph" style:parent-style-name="Heading_20_1">
      <style:text-properties fo:language="es" fo:country="CO" style:language-complex="ar" style:country-complex="SA"/>
    </style:style>
    <style:style style:name="P23" style:family="paragraph" style:parent-style-name="Heading_20_1">
      <style:paragraph-properties fo:keep-together="always" fo:orphans="2" fo:widows="2"/>
      <style:text-properties fo:language="es" fo:country="CO" style:language-complex="ar" style:country-complex="SA"/>
    </style:style>
    <style:style style:name="P24" style:family="paragraph" style:parent-style-name="Heading_20_1">
      <style:paragraph-properties fo:keep-with-next="auto"/>
      <style:text-properties fo:language="es" fo:country="CO" style:language-complex="ar" style:country-complex="SA"/>
    </style:style>
    <style:style style:name="P25"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26" style:family="paragraph" style:parent-style-name="Title" style:master-page-name="Convertir_20_1">
      <style:paragraph-properties style:page-number="auto"/>
      <style:text-properties fo:language="es" fo:country="CO" style:language-complex="ar" style:country-complex="SA"/>
    </style:style>
    <style:style style:name="P27" style:family="paragraph" style:parent-style-name="Text_20_body">
      <style:text-properties fo:language="es" fo:country="CO" style:language-complex="ar" style:country-complex="SA"/>
    </style:style>
    <style:style style:name="P28" style:family="paragraph" style:parent-style-name="Text_20_body" style:list-style-name="WW8Num17">
      <style:text-properties fo:language="es" fo:country="CO" style:language-complex="ar" style:country-complex="SA"/>
    </style:style>
    <style:style style:name="P29" style:family="paragraph" style:parent-style-name="Text_20_body" style:list-style-name="WW8Num13">
      <style:text-properties fo:language="es" fo:country="CO" style:language-complex="ar" style:country-complex="SA"/>
    </style:style>
    <style:style style:name="P30" style:family="paragraph" style:parent-style-name="Text_20_body">
      <style:paragraph-properties fo:orphans="2" fo:widows="2"/>
      <style:text-properties fo:language="es" fo:country="CO" style:language-complex="ar" style:country-complex="SA"/>
    </style:style>
    <style:style style:name="P31" style:family="paragraph" style:parent-style-name="Text_20_body" style:list-style-name="L1"/>
    <style:style style:name="P32" style:family="paragraph" style:parent-style-name="Text_20_body" style:list-style-name="WW8Num17"/>
    <style:style style:name="P33" style:family="paragraph" style:parent-style-name="Text_20_body" style:list-style-name="L2"/>
    <style:style style:name="P34" style:family="paragraph" style:parent-style-name="Text_20_body" style:list-style-name="WW8Num17">
      <style:paragraph-properties fo:margin-left="0cm" fo:margin-right="0cm" style:line-height-at-least="0.423cm" fo:orphans="0" fo:widows="0" fo:text-indent="0cm" style:auto-text-indent="false" style:writing-mode="lr-tb"/>
    </style:style>
    <style:style style:name="P35" style:family="paragraph" style:parent-style-name="Text_20_body" style:list-style-name="WW8Num17">
      <style:paragraph-properties style:line-height-at-least="0.423cm" fo:orphans="0" fo:widows="0" style:writing-mode="lr-tb"/>
    </style:style>
    <style:style style:name="P36" style:family="paragraph" style:parent-style-name="Table_20_Contents">
      <style:text-properties fo:language="es" fo:country="CO" style:language-complex="ar" style:country-complex="SA"/>
    </style:style>
    <style:style style:name="P37" style:family="paragraph" style:parent-style-name="Heading_20_2">
      <style:text-properties fo:language="es" fo:country="CO" style:language-complex="ar" style:country-complex="SA"/>
    </style:style>
    <style:style style:name="P38" style:family="paragraph" style:parent-style-name="Heading_20_2">
      <style:paragraph-properties fo:keep-with-next="auto"/>
      <style:text-properties fo:language="es" fo:country="CO" style:language-complex="ar" style:country-complex="SA"/>
    </style:style>
    <style:style style:name="P39" style:family="paragraph" style:parent-style-name="Heading_20_3">
      <style:text-properties fo:language="es" fo:country="CO" style:language-complex="ar" style:country-complex="SA"/>
    </style:style>
    <style:style style:name="P40" style:family="paragraph" style:parent-style-name="Heading_20_3">
      <style:paragraph-properties fo:keep-with-next="auto"/>
      <style:text-properties fo:language="es" fo:country="CO" style:language-complex="ar" style:country-complex="SA"/>
    </style:style>
    <style:style style:name="P41" style:family="paragraph" style:parent-style-name="Standard">
      <style:paragraph-properties style:snap-to-layout-grid="false"/>
      <style:text-properties fo:language="es" fo:country="CO"/>
    </style:style>
    <style:style style:name="P42" style:family="paragraph" style:parent-style-name="Standard">
      <style:paragraph-properties style:snap-to-layout-grid="false"/>
    </style:style>
    <style:style style:name="P43"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style>
    <style:style style:name="T1" style:family="text">
      <style:text-properties fo:language="es" fo:country="CO"/>
    </style:style>
    <style:style style:name="T2" style:family="text">
      <style:text-properties fo:language="es" fo:country="CO" style:language-complex="ar" style:country-complex="SA"/>
    </style:style>
    <style:style style:name="T3" style:family="text">
      <style:text-properties fo:font-size="14pt" style:font-size-asian="14pt"/>
    </style:style>
    <style:style style:name="T4" style:family="text">
      <style:text-properties fo:font-weight="bold" style:font-weight-asian="bold"/>
    </style:style>
    <style:style style:name="T5" style:family="text">
      <style:text-properties style:language-complex="ar" style:country-complex="SA"/>
    </style:style>
    <style:style style:name="T6" style:family="text">
      <style:text-properties style:use-window-font-color="true" style:font-name="Times New Roman" fo:font-size="10pt" fo:language="es" fo:country="CO" style:font-name-asian="Times New Roman" style:font-size-asian="10pt" style:font-name-complex="Times New Roman" style:font-size-complex="10pt" style:language-complex="ar" style:country-complex="SA"/>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Herramienta CASE para transformación de modelos de líneas de producción mediante MDA</text:p>
      <text:p text:style-name="P7">Plan de Gerenciamiento de la Configuración </text:p>
      <text:p text:style-name="P7"/>
      <text:p text:style-name="P7"><text:span text:style-name="T3">Versión 1.0</text:span></text:p>
      <text:p text:style-name="P8"/>
      <text:p text:style-name="P2"/>
      <text:p text:style-name="P16"/>
      <text:p text:style-name="P16"/>
      <text:p text:style-name="P26">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4">Fecha</text:p>
          </table:table-cell>
          <table:table-cell table:style-name="Tabla1.A1" office:value-type="string">
            <text:p text:style-name="P14">Versión</text:p>
          </table:table-cell>
          <table:table-cell table:style-name="Tabla1.A1" office:value-type="string">
            <text:p text:style-name="P14">Descripción</text:p>
          </table:table-cell>
          <table:table-cell table:style-name="Tabla1.D1" office:value-type="string">
            <text:p text:style-name="P14">Autor</text:p>
          </table:table-cell>
        </table:table-row>
        <table:table-row table:style-name="Tabla1.1">
          <table:table-cell table:style-name="Tabla1.A2" office:value-type="date" office:date-value="2009-09-14">
            <text:p text:style-name="P15">14/09/2009</text:p>
          </table:table-cell>
          <table:table-cell table:style-name="Tabla1.B2" office:value-type="float" office:value="1">
            <text:p text:style-name="P15">1</text:p>
          </table:table-cell>
          <table:table-cell table:style-name="Tabla1.A1" office:value-type="string">
            <text:p text:style-name="P15">Primera versión del plan de gerenciamiento de la configuración</text:p>
          </table:table-cell>
          <table:table-cell table:style-name="Tabla1.D1" office:value-type="string">
            <text:p text:style-name="P15">Jorge Iván Ramírez</text:p>
          </table:table-cell>
        </table:table-row>
        <table:table-row table:style-name="Tabla1.1">
          <table:table-cell table:style-name="Tabla1.A1" office:value-type="string">
            <text:p text:style-name="P15"/>
          </table:table-cell>
          <table:table-cell table:style-name="Tabla1.A1" office:value-type="string">
            <text:p text:style-name="P15"/>
          </table:table-cell>
          <table:table-cell table:style-name="Tabla1.A1" office:value-type="string">
            <text:p text:style-name="P15"/>
          </table:table-cell>
          <table:table-cell table:style-name="Tabla1.D1" office:value-type="string">
            <text:p text:style-name="P15"/>
          </table:table-cell>
        </table:table-row>
        <table:table-row table:style-name="Tabla1.1">
          <table:table-cell table:style-name="Tabla1.A1" office:value-type="string">
            <text:p text:style-name="P15"/>
          </table:table-cell>
          <table:table-cell table:style-name="Tabla1.A1" office:value-type="string">
            <text:p text:style-name="P15"/>
          </table:table-cell>
          <table:table-cell table:style-name="Tabla1.A1" office:value-type="string">
            <text:p text:style-name="P15"/>
          </table:table-cell>
          <table:table-cell table:style-name="Tabla1.D1" office:value-type="string">
            <text:p text:style-name="P15"/>
          </table:table-cell>
        </table:table-row>
        <table:table-row table:style-name="Tabla1.1">
          <table:table-cell table:style-name="Tabla1.A1" office:value-type="string">
            <text:p text:style-name="P15"/>
          </table:table-cell>
          <table:table-cell table:style-name="Tabla1.A1" office:value-type="string">
            <text:p text:style-name="P15"/>
          </table:table-cell>
          <table:table-cell table:style-name="Tabla1.A1" office:value-type="string">
            <text:p text:style-name="P15"/>
          </table:table-cell>
          <table:table-cell table:style-name="Tabla1.D1" office:value-type="string">
            <text:p text:style-name="P15"/>
          </table:table-cell>
        </table:table-row>
      </table:table>
      <text:p text:style-name="P2"/>
      <text:p text:style-name="P9">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822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1. Introducción<text:tab/>4</text:p>
          <text:p text:style-name="P11">1.1 Propósito<text:tab/>4</text:p>
          <text:p text:style-name="P11">1.2 Alcance<text:tab/>4</text:p>
          <text:p text:style-name="P11">1.3 Definiciones, Acrónimos y Abreviaturas<text:tab/>4</text:p>
          <text:p text:style-name="P11">1.4 Referencias<text:tab/>4</text:p>
          <text:p text:style-name="P11">1.5 Resumen<text:tab/>4</text:p>
          <text:p text:style-name="P13">2. Gerenciamiento de la Configuración de Software<text:tab/>4</text:p>
          <text:p text:style-name="P11">2.1 Organización, Responsabilidades e Interfaces<text:tab/>4</text:p>
          <text:p text:style-name="P11">2.2 Herramientas, Ambiente e Infraestructura<text:tab/>4</text:p>
          <text:p text:style-name="P13">3. El Programa de Gerenciamiento de la Configuración<text:tab/>5</text:p>
          <text:p text:style-name="P11">3.1 Identificación de la Configuración<text:tab/>5</text:p>
          <text:p text:style-name="P12">3.1.1 Métodos de Identificación<text:tab/>5</text:p>
          <text:p text:style-name="P12">3.1.2 Líneas Base del Proyecto<text:tab/>5</text:p>
          <text:p text:style-name="P11">3.2 Configuración y Control de Cambios<text:tab/>5</text:p>
          <text:p text:style-name="P12">3.2.1 Procedimientos y Aprobaciones para las Solicitudes de Cambios<text:tab/>5</text:p>
          <text:p text:style-name="P12">3.2.2 Junta de Control de Cambios (CCB)<text:tab/>5</text:p>
          <text:p text:style-name="P11">3.3 Estimación del Estado de la Configuración<text:tab/>5</text:p>
          <text:p text:style-name="P12">3.3.1 Medios de Almacenamientos del Proyecto y Procesos de Distribución<text:tab/>5</text:p>
          <text:p text:style-name="P12">3.3.2 Informes y Auditorias<text:tab/>5</text:p>
          <text:p text:style-name="P13">4. Hitos<text:tab/>6</text:p>
          <text:p text:style-name="P13">5. Entrenamiento y Recursos<text:tab/>6</text:p>
          <text:p text:style-name="P11">5.1 Control del Software del Subcontratista y del Vendedor<text:tab/>6</text:p>
        </text:index-body>
      </text:table-of-content>
      <text:p text:style-name="P10">Plan de Gerenciamiento de la Configuración</text:p>
      <text:list xml:id="list1275494584" text:style-name="Outline">
        <text:list-item>
          <text:h text:style-name="P24" text:outline-level="1">Introducción</text:h>
        </text:list-item>
      </text:list>
      <text:p text:style-name="P16"/>
      <text:list xml:id="list1054635193" text:continue-numbering="true" text:style-name="Outline">
        <text:list-item>
          <text:list>
            <text:list-item>
              <text:h text:style-name="P38" text:outline-level="2">Propósito</text:h>
            </text:list-item>
          </text:list>
        </text:list-item>
      </text:list>
      <text:p text:style-name="Standard"><text:span text:style-name="T2"/></text:p>
      <text:p text:style-name="P21">El propósito de este documento es establecer las lineas base para el desarrollo, donde se describan las pautas para cada una de las características del proyecto, como el manejo de información, el manejo de versiones y de equipos.</text:p>
      <text:list xml:id="list1007053267" text:continue-numbering="true" text:style-name="Outline">
        <text:list-item>
          <text:list>
            <text:list-item>
              <text:h text:style-name="P38" text:outline-level="2">Alcance</text:h>
            </text:list-item>
          </text:list>
        </text:list-item>
      </text:list>
      <text:p text:style-name="Standard"><text:span text:style-name="T2"/></text:p>
      <text:p text:style-name="P6">El alcance de este documento es describir la organización y las lineas base de las herramientas, archivos y en general todo lo involucrado con el proyecto, como el controlador de las versiones, la forma en que se realizara el desarrollo y como se asegurara este.</text:p>
      <text:list xml:id="list1450248672" text:continue-numbering="true" text:style-name="Outline">
        <text:list-item>
          <text:list>
            <text:list-item>
              <text:h text:style-name="P38" text:outline-level="2">Definiciones, Acrónimos y Abreviaturas</text:h>
            </text:list-item>
          </text:list>
        </text:list-item>
      </text:list>
      <text:p text:style-name="P16"/>
      <text:p text:style-name="P6">Para acceder a las definiciones, acrónimos y abreviaturas, diríjase al documento de glosario dentro de la carpeta de requerimientos en la documentación RUP del proyecto.</text:p>
      <text:list xml:id="list647485592" text:continue-numbering="true" text:style-name="Outline">
        <text:list-item>
          <text:list>
            <text:list-item>
              <text:h text:style-name="P38" text:outline-level="2">Referencias</text:h>
            </text:list-item>
          </text:list>
        </text:list-item>
      </text:list>
      <text:p text:style-name="P16"/>
      <text:list xml:id="list338142916" text:continue-numbering="true" text:style-name="Outline">
        <text:list-item>
          <text:list>
            <text:list-item>
              <text:h text:style-name="P38" text:outline-level="2">Resumen</text:h>
            </text:list-item>
          </text:list>
        </text:list-item>
      </text:list>
      <text:p text:style-name="P16"/>
      <text:p text:style-name="P6">Dentro de este documento se establecerán y dejaran en claro todas las pautas para la configuración del proyecto, las cuales ayudaran a mantener una organización y un fácil acceso a todas las partes del proyecto.</text:p>
      <text:list xml:id="list1006416101" text:continue-numbering="true" text:style-name="Outline">
        <text:list-item>
          <text:h text:style-name="P24" text:outline-level="1">Gerenciamiento de la Configuración de Software</text:h>
          <text:list>
            <text:list-item>
              <text:h text:style-name="P38" text:outline-level="2">Organización, Responsabilidades e Interfaces</text:h>
            </text:list-item>
          </text:list>
        </text:list-item>
      </text:list>
      <text:p text:style-name="P16"/>
      <text:p text:style-name="P6">Las personas responsables de llevar a cabo la planeación para la configuración y control de la misma a lo largo de proyecto son:</text:p>
      <text:list xml:id="list1864549539" text:style-name="L1">
        <text:list-item>
          <text:p text:style-name="P31"><text:span text:style-name="T2">Andrés Solarte : Asesor técnico, que tiene la responsabilidad de la organización y administración de repositorio, así como la definición de políticas para el uso del mismo.</text:span></text:p>
        </text:list-item>
        <text:list-item>
          <text:p text:style-name="P31"><text:span text:style-name="T2">Jorge Ramírez: Ingeniero encargado, que tiene como responsabilidad llevar el control de los cambios del proyecto por medio del repositorio, así como la definición de políticas para los documentos y documentación.</text:span></text:p>
        </text:list-item>
      </text:list>
      <text:list xml:id="list1307893863" text:continue-list="list1006416101" text:style-name="Outline">
        <text:list-item>
          <text:list>
            <text:list-item>
              <text:h text:style-name="P38" text:outline-level="2"><text:soft-page-break/>Herramientas, Ambiente e Infraestructura</text:h>
            </text:list-item>
          </text:list>
        </text:list-item>
      </text:list>
      <text:p text:style-name="P16"/>
      <text:list xml:id="list1962917879" text:style-name="WW8Num17">
        <text:list-header>
          <text:p text:style-name="P28">La administración del versionamiento de todos los entregables del proyecto, se va a llevar a cabo por medio de un repositorio que administrara el asesor técnico del proyecto.</text:p>
        </text:list-header>
        <text:list-item>
          <text:p text:style-name="P28">Repositorio : El repositorio con el que se trabajara, es un controlador de versiones Subversión, que permite llevar un control organizado de las versiones de todos los archivos que se almacenen en ellos, este repositorio es un servicio prestado de forma gratuita por Google para proyectos independientes y con licencia libres y de código abierto.</text:p>
        </text:list-item>
        <text:list-item>
          <text:p text:style-name="P32"><text:span text:style-name="T2">Dirección: <text:s/></text:span><text:span text:style-name="Teletype"><text:span text:style-name="Strong_20_Emphasis"><text:span text:style-name="Emphasis">https</text:span></text:span></text:span><text:span text:style-name="Teletype">://businesscase.googlecode.com/svn/trunk/ businesscase</text:span></text:p>
        </text:list-item>
        <text:list-item>
          <text:p text:style-name="P35"><text:span text:style-name="Teletype"><text:span text:style-name="T6">Control de versiones manual: Además del control de versiones automático, se llevara a cabo un control de versiones manual de cada documentos, y que las plantillas RUP que se diligencian llevan un formato para llevar un registro de los cambios realizados, por fecha y versión.</text:span></text:span></text:p>
        </text:list-item>
        <text:list-item>
          <text:p text:style-name="P35"><text:span text:style-name="Teletype"><text:span text:style-name="T6">Las herramientas usadas para el desarrollo del proyecto son:</text:span></text:span></text:p>
        </text:list-item>
      </text:list>
      <table:table table:name="Tabla2" table:style-name="Tabla2">
        <table:table-column table:style-name="Tabla2.A" table:number-columns-repeated="3"/>
        <table:table-row>
          <table:table-cell table:style-name="Tabla2.A1" office:value-type="string">
            <text:p text:style-name="P36">Herramienta</text:p>
          </table:table-cell>
          <table:table-cell table:style-name="Tabla2.A1" office:value-type="string">
            <text:p text:style-name="P36">Descripción</text:p>
          </table:table-cell>
          <table:table-cell table:style-name="Tabla2.C1" office:value-type="string">
            <text:p text:style-name="P36">Versión </text:p>
          </table:table-cell>
        </table:table-row>
        <table:table-row>
          <table:table-cell table:style-name="Tabla2.A2" office:value-type="string">
            <text:p text:style-name="P36">Gnu/Linux</text:p>
          </table:table-cell>
          <table:table-cell table:style-name="Tabla2.A2" office:value-type="string">
            <text:p text:style-name="P36">Sistema operativo </text:p>
          </table:table-cell>
          <table:table-cell table:style-name="Tabla2.C2" office:value-type="float" office:value="11111">
            <text:p text:style-name="P36">2.6.30</text:p>
          </table:table-cell>
        </table:table-row>
        <table:table-row>
          <table:table-cell table:style-name="Tabla2.A2" office:value-type="string">
            <text:p text:style-name="P36">IDE</text:p>
          </table:table-cell>
          <table:table-cell table:style-name="Tabla2.A2" office:value-type="string">
            <text:p text:style-name="P36">Entorno de desarrollo Eclipse </text:p>
          </table:table-cell>
          <table:table-cell table:style-name="Tabla2.C2" office:value-type="float" office:value="39936">
            <text:p text:style-name="P36">3.5</text:p>
          </table:table-cell>
        </table:table-row>
        <table:table-row>
          <table:table-cell table:style-name="Tabla2.A2" office:value-type="string">
            <text:p text:style-name="P36">JDK</text:p>
          </table:table-cell>
          <table:table-cell table:style-name="Tabla2.A2" office:value-type="string">
            <text:p text:style-name="P36">Kit de desarrollo java</text:p>
          </table:table-cell>
          <table:table-cell table:style-name="Tabla2.C2" office:value-type="float" office:value="0">
            <text:p text:style-name="P36">1.6</text:p>
          </table:table-cell>
        </table:table-row>
        <table:table-row>
          <table:table-cell table:style-name="Tabla2.A2" office:value-type="string">
            <text:p text:style-name="P36">Acceleo</text:p>
          </table:table-cell>
          <table:table-cell table:style-name="Tabla2.A2" office:value-type="string">
            <text:p text:style-name="P36">Generador de código</text:p>
          </table:table-cell>
          <table:table-cell table:style-name="Tabla2.C2" office:value-type="float" office:value="0">
            <text:p text:style-name="P36">2.6.0</text:p>
          </table:table-cell>
        </table:table-row>
        <table:table-row>
          <table:table-cell table:style-name="Tabla2.A2" office:value-type="string">
            <text:p text:style-name="P36">MOF</text:p>
          </table:table-cell>
          <table:table-cell table:style-name="Tabla2.A2" office:value-type="string">
            <text:p text:style-name="P36">Meta-metamodelo</text:p>
          </table:table-cell>
          <table:table-cell table:style-name="Tabla2.C2" office:value-type="float" office:value="0">
            <text:p text:style-name="P36">2.0</text:p>
          </table:table-cell>
        </table:table-row>
        <table:table-row>
          <table:table-cell table:style-name="Tabla2.A2" office:value-type="string">
            <text:p text:style-name="P36">EMF</text:p>
          </table:table-cell>
          <table:table-cell table:style-name="Tabla2.A2" office:value-type="string">
            <text:p text:style-name="P36">Eclipse modeling framework</text:p>
          </table:table-cell>
          <table:table-cell table:style-name="Tabla2.C2" office:value-type="float" office:value="0">
            <text:p text:style-name="P36">2.5</text:p>
          </table:table-cell>
        </table:table-row>
        <table:table-row>
          <table:table-cell table:style-name="Tabla2.A2" office:value-type="string">
            <text:p text:style-name="P36">GEF</text:p>
          </table:table-cell>
          <table:table-cell table:style-name="Tabla2.A2" office:value-type="string">
            <text:p text:style-name="P36">Grafical editing framework</text:p>
          </table:table-cell>
          <table:table-cell table:style-name="Tabla2.C2" office:value-type="float" office:value="0">
            <text:p text:style-name="P36">3.5</text:p>
          </table:table-cell>
        </table:table-row>
        <table:table-row>
          <table:table-cell table:style-name="Tabla2.A2" office:value-type="string">
            <text:p text:style-name="P36">GMF</text:p>
          </table:table-cell>
          <table:table-cell table:style-name="Tabla2.A2" office:value-type="string">
            <text:p text:style-name="P36">Grafical modeloing framework</text:p>
          </table:table-cell>
          <table:table-cell table:style-name="Tabla2.C2" office:value-type="float" office:value="0">
            <text:p text:style-name="P36">2.2</text:p>
          </table:table-cell>
        </table:table-row>
      </table:table>
      <text:list xml:id="list1508867343" text:continue-numbering="true" text:style-name="WW8Num17">
        <text:list-item>
          <text:list>
            <text:list-header>
              <text:p text:style-name="P34"><text:span text:style-name="Teletype"><text:span text:style-name="T6"/></text:span></text:p>
            </text:list-header>
          </text:list>
        </text:list-item>
      </text:list>
      <text:p text:style-name="P6"/>
      <text:list xml:id="list764069634" text:continue-list="list1307893863" text:style-name="Outline">
        <text:list-item>
          <text:h text:style-name="P22" text:outline-level="1">El Programa de Gerenciamiento de la Configuración</text:h>
          <text:list>
            <text:list-item>
              <text:h text:style-name="P38" text:outline-level="2">Identificación de la Configuración</text:h>
              <text:list>
                <text:list-item>
                  <text:h text:style-name="P40" text:outline-level="3">Métodos de Identificación</text:h>
                </text:list-item>
              </text:list>
            </text:list-item>
          </text:list>
        </text:list-item>
      </text:list>
      <text:p text:style-name="P16"/>
      <text:p text:style-name="P6">La identificación de los artefactos del proyecto serán identificados por el nombre correspondiente de cada uno de ellos como nombre del archivo, el versionamiento se encuentra dentro de cada uno y es manejado por el controlador de versiones por esta razón no se pondrá dentro del nombre del archivo, por ejemplo:</text:p>
      <text:p text:style-name="P6">Plan de gerenciamiento de la configuración.doc</text:p>
      <text:p text:style-name="P6">Visualizador.java</text:p>
      <text:p text:style-name="P6"><text:soft-page-break/>ScriptMetamodeloMatematico.sql</text:p>
      <text:p text:style-name="P6"/>
      <text:list xml:id="list91961313" text:continue-numbering="true" text:style-name="Outline">
        <text:list-item>
          <text:list>
            <text:list-item>
              <text:list>
                <text:list-item>
                  <text:h text:style-name="P39" text:outline-level="3">Líneas Base del Proyecto</text:h>
                </text:list-item>
              </text:list>
            </text:list-item>
          </text:list>
        </text:list-item>
      </text:list>
      <text:p text:style-name="P16"/>
      <text:p text:style-name="P6">Las lineas base definidas dentro del proyecto, están descritas por la metodología y cada uno de los micro-incrementos, antes de la realización de cada iteración según la metodología se <text:s/>hace una planeación de lo que se va a realizar y es ahí donde se establecen las lineas base para la iteración.</text:p>
      <text:p text:style-name="P6">Para tener mar información sobre las iteraciones, ver documento de cronograma.</text:p>
      <text:list xml:id="list282256050" text:continue-numbering="true" text:style-name="Outline">
        <text:list-item>
          <text:list>
            <text:list-item>
              <text:h text:style-name="P37" text:outline-level="2">Configuración y Control de Cambios</text:h>
              <text:list>
                <text:list-item>
                  <text:h text:style-name="P39" text:outline-level="3">Procedimientos y Aprobaciones para las Solicitudes de Cambios</text:h>
                </text:list-item>
              </text:list>
            </text:list-item>
          </text:list>
        </text:list-item>
      </text:list>
      <text:p text:style-name="P16"/>
      <text:p text:style-name="P6">los cambios que se quieran realizar deben ser presentados en el documento de solicitud de cambios, el cual sera evaluado por los responsables del proyecto, en este caso el asesor técnico y el ingeniero encargado, quienes decidirán si este cambio sera aplicado o rechazado ya que implica un cambio considerable del alcance.</text:p>
      <text:list xml:id="list816011253" text:continue-numbering="true" text:style-name="Outline">
        <text:list-item>
          <text:list>
            <text:list-item>
              <text:list>
                <text:list-item>
                  <text:h text:style-name="P39" text:outline-level="3">Junta de Control de Cambios (CCB)</text:h>
                </text:list-item>
              </text:list>
            </text:list-item>
          </text:list>
        </text:list-item>
      </text:list>
      <text:p text:style-name="P16"/>
      <text:list xml:id="list263610451" text:style-name="L2">
        <text:list-item>
          <text:p text:style-name="P33"><text:span text:style-name="T2">Andrés Solarte: Asesor técnico, es el encargado de la revisión final del documento de solicitud de cambios y en conjunto con el ingeniero encargado decidir si aplica o no el cambio.</text:span></text:p>
        </text:list-item>
        <text:list-item>
          <text:p text:style-name="P33"><text:span text:style-name="T2">Jorge Ramírez: Ingeniero encargado, es el responsable de realizar el documento de solicitud de cambios, con las nuevas funciones pedidas por el usuario, y de evaluar en conjunto con el asesor técnico si aplica o no el cambio.</text:span></text:p>
        </text:list-item>
      </text:list>
      <text:list xml:id="list1073888473" text:continue-list="list816011253" text:style-name="Outline">
        <text:list-item>
          <text:list>
            <text:list-item>
              <text:h text:style-name="P37" text:outline-level="2">Estimación del Estado de la Configuración</text:h>
              <text:list>
                <text:list-item>
                  <text:h text:style-name="P39" text:outline-level="3">Medios de Almacenamientos del Proyecto y Procesos de Distribución</text:h>
                </text:list-item>
              </text:list>
            </text:list-item>
          </text:list>
        </text:list-item>
      </text:list>
      <text:p text:style-name="P16">[Describe las políticas de retención copias de respaldo, desastres y planes de recuperación. <text:s/>También describe cómo el medio debe ser conservado – en línea, fuera de línea, tipo de medio, y el formato.</text:p>
      <text:p text:style-name="P16">El proceso de liberación describe a qué es una liberación, para quién es, y si hay cualquier problema conocido y las instrucciones de instalación.]</text:p>
      <text:p text:style-name="P6">El medio principal de almacenamiento del proyecto sera el repositorio de control de versiones, el cual contendrá cada uno de los artefactos del proyecto y cada uno de los responsables del proyecto tendrían una copia local de este repositorio, para realizar el trabajo necesario y en grupo que <text:s/>facilita el repositorio, el manejo de versiones las hara el controlador, pero si llegase a haber un merge de información entre los integrantes del grupo, estos deben reunirse y resolver los conflictos manualmente para asegurar que la ultima versión del repositorio se encuentra actualizada.</text:p>
      <text:p text:style-name="P6"><text:soft-page-break/>Para el acceso a la información, es el administrador del repositorio, en este caso el asesor técnico, el que decide las personas que tendrán acceso a la información contenida en el mismo.</text:p>
      <text:list xml:id="list1856300849" text:continue-numbering="true" text:style-name="Outline">
        <text:list-item>
          <text:list>
            <text:list-item>
              <text:list>
                <text:list-item>
                  <text:h text:style-name="P39" text:outline-level="3">Informes y Auditorias</text:h>
                </text:list-item>
              </text:list>
            </text:list-item>
          </text:list>
        </text:list-item>
      </text:list>
      <text:p text:style-name="P16"/>
      <text:list xml:id="list1159943718" text:style-name="WW8Num13">
        <text:list-header>
          <text:p text:style-name="P29">Las auditorías generales del proyecto esta a cargo del asesor técnico, que evaluara <text:s/>los procesos que se están llevando a cabo para desarrollar el proyecto en cada uno de los aspectos como documentación, construcción manejo de cambios, además de un informe que se llevara a cabo al terminar cada iteración para observar su evolución y si hay que corregir algunos pasos para lograr el éxito del proyecto.</text:p>
        </text:list-header>
      </text:list>
      <text:list xml:id="list1482290574" text:continue-list="list1856300849" text:style-name="Outline">
        <text:list-item>
          <text:h text:style-name="P23" text:outline-level="1">Hitos</text:h>
        </text:list-item>
      </text:list>
      <text:p text:style-name="P20"/>
      <text:p text:style-name="P30">Los hitos están mencionados dentro del cronograma, como cada una de las entregas que se deben realizar al finalizar una iteración, es allí donde se hace entrega de demos del proyecto para revisar la evolución y el crecimiento del mismo.</text:p>
      <text:list xml:id="list1111753232" text:continue-numbering="true" text:style-name="Outline">
        <text:list-item>
          <text:h text:style-name="P22" text:outline-level="1">Entrenamiento y Recursos</text:h>
        </text:list-item>
      </text:list>
      <text:p text:style-name="P16"/>
      <text:p text:style-name="P6">Los recursos y personas para realizar un buen plan de administración de configuración están descritos en el punto 2.2 de este documento, los recurso que se usaran son de licencia gratuitas y por lo tanto no habrán gastos y el entrenamiento se estos, se realizo al inicio del proyecto por parte del asesor, el cual <text:s/>capacito a los integrantes del grupo.</text:p>
      <text:list xml:id="list1953103466" text:continue-numbering="true" text:style-name="Outline">
        <text:list-item>
          <text:list>
            <text:list-item>
              <text:h text:style-name="P37" text:outline-level="2">Control del Software del Subcontratista y del Vendedor</text:h>
            </text:list-item>
          </text:list>
        </text:list-item>
      </text:list>
      <text:p text:style-name="P16"/>
      <text:p text:style-name="P6">La implementación de software externo como la herramienta AMM de optimización de modelos matemáticos, se hara por parte del asesor técnico, el cual coordinara la adquisición de la herramienta y su documentación para posterior uso dentro de la apl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zxx" fo:country="none" style:language-asian="zxx" style:country-asian="none"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top="0cm" fo:margin-bottom="0.212cm"/>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St2z0" style:family="text">
      <style:text-properties style:font-name="Symbol"/>
    </style:style>
    <style:style style:name="WW8NumSt7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text:bullet-char="•">
        <style:list-level-properties text:min-label-width="0.762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886cm" fo:margin-left="-0.203cm" table:align="left" style:writing-mode="lr-tb"/>
    </style:style>
    <style:style style:name="Tabla3.A" style:family="table-column">
      <style:table-column-properties style:column-width="11.252cm"/>
    </style:style>
    <style:style style:name="Tabla3.B" style:family="table-column">
      <style:table-column-properties style:column-width="5.634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style>
    <style:style style:name="MP7" style:family="paragraph" style:parent-style-name="Standard">
      <style:paragraph-properties style:snap-to-layout-grid="false"/>
    </style:style>
    <style:style style:name="MT1" style:family="text">
      <style:text-properties fo:language="es" fo:country="CO"/>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3" table:style-name="Tabla3">
          <table:table-column table:style-name="Tabla3.A"/>
          <table:table-column table:style-name="Tabla3.B"/>
          <table:table-row table:style-name="Tabla3.1">
            <table:table-cell table:style-name="Tabla3.A1" office:value-type="string">
              <text:p text:style-name="MP5">Herramienta CASE para la transformación de modelos de lineas de producción mediante MDA</text:p>
            </table:table-cell>
            <table:table-cell table:style-name="Tabla3.B1" office:value-type="string">
              <text:p text:style-name="MP6"><text:span text:style-name="MT1"><text:s text:c="2"/></text:span>Versión: <text:s text:c="10"/>1.0</text:p>
            </table:table-cell>
          </table:table-row>
          <table:table-row table:style-name="Tabla3.1">
            <table:table-cell table:style-name="Tabla3.A1" office:value-type="string">
              <text:p text:style-name="MP5">Plan de Gerenciamiento de la Configuración</text:p>
            </table:table-cell>
            <table:table-cell table:style-name="Tabla3.B1" office:value-type="string">
              <text:p text:style-name="MP7"><text:span text:style-name="MT1"><text:s text:c="2"/></text:span>Fecha: <text:s/>14/09/2009</text:p>
            </table:table-cell>
          </table:table-row>
          <table:table-row table:style-name="Tabla3.1">
            <table:table-cell table:style-name="Tabla3.B1" table:number-columns-spanned="2" office:value-type="string">
              <text:p text:style-name="MP7">Plan de gerenciamiento de la configuracion</text:p>
            </table:table-cell>
            <table:covered-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nfiguration Management Plan</dc:title>
    <dc:subject>&lt;Project Name&gt;</dc:subject>
    <meta:creation-date>2009-09-15T03:42:43</meta:creation-date>
    <meta:editing-cycles>8</meta:editing-cycles>
    <meta:editing-duration>PT03H26M30S</meta:editing-duration>
    <meta:initial-creator>shinkei gentatsu</meta:initial-creator>
    <dc:date>2009-09-15T16:46:44</dc:date>
    <dc:creator>shinkei gentatsu</dc:creator>
    <meta:generator>OpenOffice.org/3.1$Unix OpenOffice.org_project/310m19$Build-9420</meta:generator>
    <meta:document-statistic meta:table-count="3" meta:image-count="0" meta:object-count="0" meta:page-count="7" meta:paragraph-count="120" meta:word-count="1375" meta:character-count="8635"/>
  </office:meta>
</office:document-meta>
</file>